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ddfc"/>
    </style:style>
    <style:style style:name="P2" style:family="paragraph" style:parent-style-name="Text_20_body">
      <style:text-properties officeooo:paragraph-rsid="0017ddfc"/>
    </style:style>
    <style:style style:name="P3" style:family="paragraph" style:parent-style-name="Text_20_body">
      <style:text-properties fo:font-weight="bold" officeooo:paragraph-rsid="0017ddfc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Heading_20_2">
      <style:text-properties officeooo:paragraph-rsid="0017ddfc"/>
    </style:style>
    <style:style style:name="P6" style:family="paragraph" style:parent-style-name="Preformatted_20_Text">
      <style:text-properties officeooo:paragraph-rsid="0017ddfc"/>
    </style:style>
    <style:style style:name="P7" style:family="paragraph" style:parent-style-name="Preformatted_20_Text">
      <style:text-properties fo:font-weight="bold" officeooo:paragraph-rsid="0017ddfc"/>
    </style:style>
    <style:style style:name="P8" style:family="paragraph" style:parent-style-name="List_20_Heading">
      <style:text-properties officeooo:paragraph-rsid="0017ddfc"/>
    </style:style>
    <style:style style:name="P9" style:family="paragraph" style:parent-style-name="List_20_Heading">
      <style:paragraph-properties fo:margin-top="0cm" fo:margin-bottom="0.499cm" loext:contextual-spacing="false"/>
    </style:style>
    <style:style style:name="P10" style:family="paragraph" style:parent-style-name="List_20_Contents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size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 is the location of those Servlet class files converted from my JSP pages by the Tomcat server? The answer is depending on the Tomcat version and configuration settings. </text:p>
      <text:p text:style-name="Text_20_body">If you are using Tomcat 7 with default settings, JSP pages deployed to the default application folder, .\webapps\ROOT, will be converted to Servlet class files in the default work folder, .\work\Catalina\localhost\_\org\apache\jsp. If you are using other versions of Tomcat, the Servlet class file location could be different. </text:p>
      <text:p text:style-name="Text_20_body">Here is where I found the converted Servlet class file of my Hello-Scripting.jsp used in the previous tutorial: </text:p>
      <text:p text:style-name="Preformatted_20_Text">JSP page location:</text:p>
      <text:p text:style-name="Preformatted_20_Text">C:\local\apache-tomcat-7.0.32\webapps\ROOT\Hello-Scripting.jsp</text:p>
      <text:p text:style-name="Preformatted_20_Text"/>
      <text:p text:style-name="Preformatted_20_Text">Converted Java source code location:</text:p>
      <text:p text:style-name="Preformatted_20_Text">C:\local\apache-tomcat-7.0.32\work\Catalina\localhost\_\org\apache\jsp</text:p>
      <text:p text:style-name="Preformatted_20_Text"><text:s text:c="3"/>\Hello_005fScripting_jsp.java</text:p>
      <text:p text:style-name="Preformatted_20_Text"/>
      <text:p text:style-name="Preformatted_20_Text">Compiled Java bytecode location:</text:p>
      <text:p text:style-name="Preformatted_20_Text">C:\local\apache-tomcat-7.0.32\work\Catalina\localhost\_\org\apache\jsp</text:p>
      <text:p text:style-name="P4"><text:s text:c="3"/>\Hello_005fScripting_jsp.class</text:p>
      <text:p text:style-name="P3">Now let's see how the converted Java class looks like. Open Hello_005fScripting_jsp.java: </text:p>
      <text:p text:style-name="Preformatted_20_Text">/*</text:p>
      <text:p text:style-name="Preformatted_20_Text"><text:s/>* Generated by the Jasper component of Apache Tomcat</text:p>
      <text:p text:style-name="Preformatted_20_Text"><text:s/>* Version: Apache Tomcat/7.0.32</text:p>
      <text:p text:style-name="Preformatted_20_Text"><text:s/>* ...</text:p>
      <text:p text:style-name="Preformatted_20_Text"><text:s/>*/</text:p>
      <text:p text:style-name="Preformatted_20_Text">package org.apache.jsp;</text:p>
      <text:p text:style-name="Preformatted_20_Text"/>
      <text:p text:style-name="Preformatted_20_Text">import javax.servlet.*;</text:p>
      <text:p text:style-name="Preformatted_20_Text">import javax.servlet.http.*;</text:p>
      <text:p text:style-name="Preformatted_20_Text">import javax.servlet.jsp.*;</text:p>
      <text:p text:style-name="Preformatted_20_Text"/>
      <text:p text:style-name="Preformatted_20_Text">public final class Hello_005fScripting_jsp </text:p>
      <text:p text:style-name="Preformatted_20_Text"><text:s text:c="4"/>extends org.apache.jasper.runtime.HttpJspBase</text:p>
      <text:p text:style-name="Preformatted_20_Text"><text:s text:c="4"/>implements org.apache.jasper.runtime.JspSourceDependent {</text:p>
      <text:p text:style-name="Preformatted_20_Text"/>
      <text:p text:style-name="Preformatted_20_Text"><text:s text:c="3"/>private String greeting() {</text:p>
      <text:p text:style-name="Preformatted_20_Text"><text:s text:c="6"/>return "Scripting Elements:";</text:p>
      <text:p text:style-name="Preformatted_20_Text"><text:s text:c="3"/>}</text:p>
      <text:p text:style-name="Preformatted_20_Text"/>
      <text:p text:style-name="Preformatted_20_Text"><text:s text:c="2"/>private static final javax.servlet.jsp.JspFactory _jspxFactory =</text:p>
      <text:p text:style-name="Preformatted_20_Text"><text:s text:c="10"/>javax.servlet.jsp.JspFactory.getDefaultFactory();</text:p>
      <text:p text:style-name="Preformatted_20_Text"/>
      <text:p text:style-name="Preformatted_20_Text"><text:s text:c="2"/>private static java.util.Map&lt;java.lang.String,java.lang.Long&gt; </text:p>
      <text:p text:style-name="Preformatted_20_Text"><text:s text:c="10"/>_jspx_dependants;</text:p>
      <text:p text:style-name="Preformatted_20_Text"/>
      <text:p text:style-name="Preformatted_20_Text"><text:s text:c="2"/>private javax.el.ExpressionFactory _el_expressionfactory;</text:p>
      <text:p text:style-name="Preformatted_20_Text"><text:soft-page-break/><text:s text:c="2"/>private org.apache.tomcat.InstanceManager _jsp_instancemanager;</text:p>
      <text:p text:style-name="Preformatted_20_Text"/>
      <text:p text:style-name="Preformatted_20_Text"><text:s text:c="2"/>public java.util.Map&lt;java.lang.String,java.lang.Long&gt; </text:p>
      <text:p text:style-name="Preformatted_20_Text"><text:s text:c="10"/>getDependants() {</text:p>
      <text:p text:style-name="Preformatted_20_Text"><text:s text:c="4"/>return _jspx_dependants;</text:p>
      <text:p text:style-name="Preformatted_20_Text"><text:s text:c="2"/>}</text:p>
      <text:p text:style-name="Preformatted_20_Text"/>
      <text:p text:style-name="Preformatted_20_Text"><text:s text:c="2"/>public void _jspInit() {</text:p>
      <text:p text:style-name="Preformatted_20_Text"><text:s text:c="4"/>_el_expressionfactory = </text:p>
      <text:p text:style-name="Preformatted_20_Text"><text:s text:c="10"/>_jspxFactory.getJspApplicationContext(</text:p>
      <text:p text:style-name="Preformatted_20_Text"><text:s text:c="10"/>getServletConfig().getServletContext()</text:p>
      <text:p text:style-name="Preformatted_20_Text"><text:s text:c="10"/>).getExpressionFactory();</text:p>
      <text:p text:style-name="Preformatted_20_Text"><text:s text:c="4"/>_jsp_instancemanager = </text:p>
      <text:p text:style-name="Preformatted_20_Text">org.apache.jasper.runtime.InstanceManagerFactory.getInstanceManager(</text:p>
      <text:p text:style-name="Preformatted_20_Text"><text:s text:c="10"/>getServletConfig());</text:p>
      <text:p text:style-name="Preformatted_20_Text"><text:s text:c="2"/>}</text:p>
      <text:p text:style-name="Preformatted_20_Text"/>
      <text:p text:style-name="Preformatted_20_Text"><text:s text:c="2"/>public void _jspDestroy() {</text:p>
      <text:p text:style-name="Preformatted_20_Text"><text:s text:c="2"/>}</text:p>
      <text:p text:style-name="Preformatted_20_Text"/>
      <text:p text:style-name="Preformatted_20_Text"><text:s text:c="2"/>public void _jspService(</text:p>
      <text:p text:style-name="Preformatted_20_Text"><text:s text:c="8"/>final javax.servlet.http.HttpServletRequest request, </text:p>
      <text:p text:style-name="Preformatted_20_Text"><text:s text:c="8"/>final javax.servlet.http.HttpServletResponse response)</text:p>
      <text:p text:style-name="Preformatted_20_Text"><text:s text:c="8"/>throws java.io.IOException, javax.servlet.ServletException {</text:p>
      <text:p text:style-name="Preformatted_20_Text"/>
      <text:p text:style-name="Preformatted_20_Text"><text:s text:c="4"/>final javax.servlet.jsp.PageContext pageContext;</text:p>
      <text:p text:style-name="Preformatted_20_Text"><text:s text:c="4"/>javax.servlet.http.HttpSession session = null;</text:p>
      <text:p text:style-name="Preformatted_20_Text"><text:s text:c="4"/>final javax.servlet.ServletContext application;</text:p>
      <text:p text:style-name="Preformatted_20_Text"><text:s text:c="4"/>final javax.servlet.ServletConfig config;</text:p>
      <text:p text:style-name="Preformatted_20_Text"><text:s text:c="4"/>javax.servlet.jsp.JspWriter out = null;</text:p>
      <text:p text:style-name="Preformatted_20_Text"><text:s text:c="4"/>final java.lang.Object page = this;</text:p>
      <text:p text:style-name="Preformatted_20_Text"><text:s text:c="4"/>javax.servlet.jsp.JspWriter _jspx_out = null;</text:p>
      <text:p text:style-name="Preformatted_20_Text"><text:s text:c="4"/>javax.servlet.jsp.PageContext _jspx_page_context = null;</text:p>
      <text:p text:style-name="Preformatted_20_Text"/>
      <text:p text:style-name="Preformatted_20_Text"/>
      <text:p text:style-name="Preformatted_20_Text"><text:s text:c="4"/>try {</text:p>
      <text:p text:style-name="Preformatted_20_Text"><text:s text:c="6"/>response.setContentType("text/html");</text:p>
      <text:p text:style-name="Preformatted_20_Text"><text:s text:c="6"/>pageContext = _jspxFactory.getPageContext(</text:p>
      <text:p text:style-name="Preformatted_20_Text"><text:s text:c="10"/>this, request, response, null, true, 8192, true);</text:p>
      <text:p text:style-name="Preformatted_20_Text"><text:s text:c="6"/>_jspx_page_context = pageContext;</text:p>
      <text:p text:style-name="Preformatted_20_Text"><text:s text:c="6"/>application = pageContext.getServletContext();</text:p>
      <text:p text:style-name="Preformatted_20_Text"><text:s text:c="6"/>config = pageContext.getServletConfig();</text:p>
      <text:p text:style-name="Preformatted_20_Text"><text:s text:c="6"/>session = pageContext.getSession();</text:p>
      <text:p text:style-name="Preformatted_20_Text"><text:s text:c="6"/>out = pageContext.getOut();</text:p>
      <text:p text:style-name="Preformatted_20_Text"><text:s text:c="6"/>_jspx_out = out;</text:p>
      <text:p text:style-name="Preformatted_20_Text"/>
      <text:p text:style-name="Preformatted_20_Text"><text:s text:c="6"/>out.write("&lt;html&gt;&lt;body&gt;\r\n");</text:p>
      <text:p text:style-name="Preformatted_20_Text"><text:s text:c="6"/>out.write("&lt;!-- Hello_Scripting.jsp\r\n");</text:p>
      <text:p text:style-name="Preformatted_20_Text"><text:s text:c="6"/>out.write(</text:p>
      <text:p text:style-name="Preformatted_20_Text">" <text:s text:c="2"/>Copyright (c) 2012, HerongYang.com, All Rights Reserved.\r\n");</text:p>
      <text:p text:style-name="Preformatted_20_Text"><text:soft-page-break/><text:s text:c="6"/>out.write("--&gt;\r\n");</text:p>
      <text:p text:style-name="Preformatted_20_Text"><text:s text:c="6"/>out.write("&lt;pre&gt;\r\n");</text:p>
      <text:p text:style-name="Preformatted_20_Text"><text:s text:c="6"/>out.print( greeting() );</text:p>
      <text:p text:style-name="Preformatted_20_Text"><text:s text:c="6"/>out.write('\r');</text:p>
      <text:p text:style-name="Preformatted_20_Text"><text:s text:c="6"/>out.write('\n');</text:p>
      <text:p text:style-name="Preformatted_20_Text"><text:s/>out.println("Hello world!"); </text:p>
      <text:p text:style-name="Preformatted_20_Text"><text:s text:c="6"/>out.write('\r');</text:p>
      <text:p text:style-name="Preformatted_20_Text"><text:s text:c="6"/>out.write('\n');</text:p>
      <text:p text:style-name="Preformatted_20_Text"><text:s text:c="6"/>out.print( "-- From JSP" );</text:p>
      <text:p text:style-name="Preformatted_20_Text"><text:s text:c="6"/>out.write("\r\n");</text:p>
      <text:p text:style-name="Preformatted_20_Text"><text:s text:c="6"/>out.write("&lt;/pre&gt;\r\n");</text:p>
      <text:p text:style-name="Preformatted_20_Text"><text:s text:c="6"/>out.write("&lt;/body&gt;&lt;/html&gt;\r\n");</text:p>
      <text:p text:style-name="Preformatted_20_Text"><text:s text:c="4"/>} catch (java.lang.Throwable t) {</text:p>
      <text:p text:style-name="Preformatted_20_Text"><text:s text:c="6"/>if (!(t instanceof javax.servlet.jsp.SkipPageException)){</text:p>
      <text:p text:style-name="Preformatted_20_Text"><text:s text:c="8"/>out = _jspx_out;</text:p>
      <text:p text:style-name="Preformatted_20_Text"><text:s text:c="8"/>if (out != null &amp;&amp; out.getBufferSize() != 0)</text:p>
      <text:p text:style-name="Preformatted_20_Text"><text:s text:c="10"/>try { out.clearBuffer(); } catch (java.io.IOException e) {}</text:p>
      <text:p text:style-name="Preformatted_20_Text"><text:s text:c="8"/>if (_jspx_page_context != null) </text:p>
      <text:p text:style-name="Preformatted_20_Text"><text:s text:c="10"/>_jspx_page_context.handlePageException(t);</text:p>
      <text:p text:style-name="Preformatted_20_Text"><text:s text:c="8"/>else throw new ServletException(t);</text:p>
      <text:p text:style-name="Preformatted_20_Text"><text:s text:c="6"/>}</text:p>
      <text:p text:style-name="Preformatted_20_Text"><text:s text:c="4"/>} finally {</text:p>
      <text:p text:style-name="Preformatted_20_Text"><text:s text:c="6"/>_jspxFactory.releasePageContext(_jspx_page_context);</text:p>
      <text:p text:style-name="Preformatted_20_Text"><text:s text:c="4"/>}</text:p>
      <text:p text:style-name="Preformatted_20_Text"><text:s text:c="2"/>}</text:p>
      <text:p text:style-name="P4">}</text:p>
      <text:h text:style-name="P5" text:outline-level="2"><text:span text:style-name="T2">org.apache.jasper.runtime</text:span> <text:line-break/>Class HttpJspBase</text:h>
      <text:p text:style-name="P6">java.lang.Object</text:p>
      <text:p text:style-name="P6">javax.servlet.GenericServlet</text:p>
      <text:p text:style-name="P6">javax.servlet.http.HttpServlet</text:p>
      <text:p text:style-name="P7">org.apache.jasper.runtime.HttpJspBase</text:p>
      <text:p text:style-name="P6"/>
      <text:p text:style-name="P8"><text:span text:style-name="T1">All Implemented Interfaces:</text:span> </text:p>
      <text:p text:style-name="P10">javax.servlet.jsp.HttpJspPage, javax.servlet.jsp.JspPage, java.io.Serializable, javax.servlet.Servlet, javax.servlet.ServletConfig </text:p>
      <text:p text:style-name="P8">public abstract class <text:span text:style-name="T1">HttpJspBase</text:span></text:p>
      <text:p text:style-name="List_20_Heading">extends javax.servlet.http.HttpServlet</text:p>
      <text:p text:style-name="P9">implements javax.servlet.jsp.HttpJspPage</text:p>
      <text:p text:style-name="Text_20_body">This is the subclass of all JSP-generated servlets. 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rst Student</meta:initial-creator>
    <meta:creation-date>2016-06-24T13:27:10.567644374</meta:creation-date>
    <dc:date>2017-03-15T15:25:08.201239393</dc:date>
    <dc:creator>First Student</dc:creator>
    <meta:editing-duration>PT11H46M14S</meta:editing-duration>
    <meta:editing-cycles>69</meta:editing-cycles>
    <meta:generator>LibreOffice/4.4.3.2$Linux_x86 LibreOffice_project/40m0$Build-2</meta:generator>
    <meta:document-statistic meta:table-count="0" meta:image-count="0" meta:object-count="0" meta:page-count="3" meta:paragraph-count="111" meta:word-count="390" meta:character-count="4714" meta:non-whitespace-character-count="3997"/>
  </office:meta>
</office:document-meta>
</file>